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SerializerTest.test_dat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FormatSerializerTes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ormat( Simple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Simple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FormatSerializerTest.test_dat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SerializerTest.test_d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